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au2" style:family="table" style:master-page-name="standard_20_paysage">
      <style:table-properties style:width="23.94cm" style:page-number="auto" table:align="margins" fo:keep-with-next="always"/>
    </style:style>
    <style:style style:name="Tableau2.A" style:family="table-column">
      <style:table-column-properties style:column-width="2.087cm" style:rel-column-width="5712*"/>
    </style:style>
    <style:style style:name="Tableau2.B" style:family="table-column">
      <style:table-column-properties style:column-width="3.18cm" style:rel-column-width="8706*"/>
    </style:style>
    <style:style style:name="Tableau2.C" style:family="table-column">
      <style:table-column-properties style:column-width="3.027cm" style:rel-column-width="8286*"/>
    </style:style>
    <style:style style:name="Tableau2.D" style:family="table-column">
      <style:table-column-properties style:column-width="8.472cm" style:rel-column-width="23192*"/>
    </style:style>
    <style:style style:name="Tableau2.E" style:family="table-column">
      <style:table-column-properties style:column-width="7.174cm" style:rel-column-width="19639*"/>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A2" style:family="table-cell" style:data-style-name="N65">
      <style:table-cell-properties style:vertical-align=""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1bd2e" officeooo:paragraph-rsid="0021bd2e" style:font-size-asian="10.5pt"/>
    </style:style>
    <style:style style:name="P6" style:family="paragraph" style:parent-style-name="Table_20_Contents">
      <style:paragraph-properties fo:text-align="justify" style:justify-single-word="false"/>
      <style:text-properties style:font-name="FreeSerif" officeooo:rsid="00218e22" officeooo:paragraph-rsid="00218e22" style:font-size-asian="10.5pt"/>
    </style:style>
    <style:style style:name="P7" style:family="paragraph" style:parent-style-name="Table_20_Contents">
      <style:paragraph-properties fo:text-align="justify" style:justify-single-word="false"/>
      <style:text-properties style:font-name="FreeSerif" officeooo:rsid="00365be8" officeooo:paragraph-rsid="00365be8" style:font-size-asian="10.5pt"/>
    </style:style>
    <style:style style:name="P8" style:family="paragraph" style:parent-style-name="Table_20_Contents">
      <style:paragraph-properties fo:text-align="justify" style:justify-single-word="false"/>
      <style:text-properties style:font-name="FreeSerif" officeooo:rsid="0037428c" officeooo:paragraph-rsid="0037428c" style:font-size-asian="10.5pt"/>
    </style:style>
    <style:style style:name="P9" style:family="paragraph" style:parent-style-name="Table_20_Contents">
      <style:paragraph-properties fo:text-align="justify" style:justify-single-word="false"/>
      <style:text-properties style:font-name="FreeSerif" officeooo:rsid="0037e558" officeooo:paragraph-rsid="0037e558" style:font-size-asian="10.5pt"/>
    </style:style>
    <style:style style:name="P10" style:family="paragraph" style:parent-style-name="Table_20_Contents">
      <style:paragraph-properties fo:text-align="justify" style:justify-single-word="false"/>
      <style:text-properties style:font-name="FreeSerif" officeooo:rsid="0037e960" officeooo:paragraph-rsid="0037e960" style:font-size-asian="10.5pt"/>
    </style:style>
    <style:style style:name="P11" style:family="paragraph" style:parent-style-name="Table_20_Contents">
      <style:paragraph-properties fo:text-align="justify" style:justify-single-word="false"/>
      <style:text-properties style:font-name="FreeSerif" officeooo:rsid="00392c98" officeooo:paragraph-rsid="00392c98" style:font-size-asian="10.5pt"/>
    </style:style>
    <style:style style:name="P12" style:family="paragraph" style:parent-style-name="Table_20_Contents">
      <style:paragraph-properties fo:text-align="justify" style:justify-single-word="false"/>
      <style:text-properties style:font-name="FreeSerif" officeooo:rsid="003b6d78" officeooo:paragraph-rsid="003b6d78" style:font-size-asian="10.5pt"/>
    </style:style>
    <style:style style:name="P13" style:family="paragraph" style:parent-style-name="Table_20_Contents">
      <style:paragraph-properties fo:text-align="justify" style:justify-single-word="false"/>
      <style:text-properties style:font-name="FreeSerif" officeooo:rsid="003dcf48" officeooo:paragraph-rsid="003dcf48" style:font-size-asian="10.5pt"/>
    </style:style>
    <style:style style:name="P14" style:family="paragraph" style:parent-style-name="Table_20_Contents">
      <style:paragraph-properties fo:text-align="justify" style:justify-single-word="false"/>
      <style:text-properties style:font-name="FreeSerif" officeooo:rsid="00418f70" officeooo:paragraph-rsid="00418f70" style:font-size-asian="10.5pt"/>
    </style:style>
    <style:style style:name="P15" style:family="paragraph" style:parent-style-name="Table_20_Contents">
      <style:paragraph-properties fo:text-align="justify" style:justify-single-word="false"/>
      <style:text-properties style:font-name="FreeSerif" officeooo:rsid="004e37db" officeooo:paragraph-rsid="004e37db" style:font-size-asian="10.5pt"/>
    </style:style>
    <style:style style:name="P16" style:family="paragraph" style:parent-style-name="Table_20_Contents">
      <style:paragraph-properties fo:text-align="justify" style:justify-single-word="false"/>
      <style:text-properties style:font-name="FreeSerif" officeooo:rsid="0050e51a" officeooo:paragraph-rsid="0050e51a" style:font-size-asian="10.5pt"/>
    </style:style>
    <style:style style:name="P17" style:family="paragraph" style:parent-style-name="Table_20_Contents">
      <style:paragraph-properties fo:text-align="justify" style:justify-single-word="false"/>
      <style:text-properties style:font-name="FreeSerif" officeooo:rsid="00545c53" officeooo:paragraph-rsid="00545c53" style:font-size-asian="10.5pt"/>
    </style:style>
    <style:style style:name="P18" style:family="paragraph" style:parent-style-name="Table_20_Contents">
      <style:paragraph-properties fo:text-align="justify" style:justify-single-word="false"/>
      <style:text-properties style:font-name="FreeSerif" officeooo:rsid="00567e0e" officeooo:paragraph-rsid="00567e0e" style:font-size-asian="10.5pt"/>
    </style:style>
    <style:style style:name="P19" style:family="paragraph" style:parent-style-name="Table_20_Contents">
      <style:paragraph-properties fo:text-align="justify" style:justify-single-word="false"/>
      <style:text-properties style:font-name="FreeSerif" officeooo:rsid="006118c7" officeooo:paragraph-rsid="006118c7" style:font-size-asian="10.5pt"/>
    </style:style>
    <style:style style:name="P20" style:family="paragraph" style:parent-style-name="Table_20_Contents">
      <style:paragraph-properties fo:text-align="justify" style:justify-single-word="false"/>
      <style:text-properties style:font-name="FreeSerif" officeooo:rsid="006e52f2" officeooo:paragraph-rsid="006e52f2" style:font-size-asian="10.5pt"/>
    </style:style>
    <style:style style:name="P21" style:family="paragraph" style:parent-style-name="Table_20_Contents">
      <style:paragraph-properties fo:text-align="justify" style:justify-single-word="false"/>
      <style:text-properties style:font-name="FreeSerif" officeooo:rsid="00746f9e" officeooo:paragraph-rsid="00746f9e" style:font-size-asian="10.5pt"/>
    </style:style>
    <style:style style:name="P22"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23" style:family="paragraph" style:parent-style-name="Table_20_Heading">
      <style:text-properties style:font-name="FreeSerif" style:font-size-asian="10.5pt"/>
    </style:style>
    <style:style style:name="P24" style:family="paragraph" style:parent-style-name="Text_20_body">
      <style:paragraph-properties fo:text-align="start" style:justify-single-word="false"/>
    </style:style>
    <style:style style:name="P25" style:family="paragraph" style:parent-style-name="Text_20_body">
      <style:text-properties officeooo:paragraph-rsid="00160b81"/>
    </style:style>
    <style:style style:name="P26" style:family="paragraph" style:parent-style-name="Text_20_body">
      <style:text-properties officeooo:paragraph-rsid="001dceef"/>
    </style:style>
    <style:style style:name="P27" style:family="paragraph" style:parent-style-name="code">
      <style:text-properties fo:font-size="9pt" style:font-size-asian="9pt" style:font-size-complex="9pt"/>
    </style:style>
    <style:style style:name="P28" style:family="paragraph" style:parent-style-name="Text_20_body" style:list-style-name="L2"/>
    <style:style style:name="P29" style:family="paragraph" style:parent-style-name="Text_20_body">
      <style:text-properties officeooo:rsid="00822301" officeooo:paragraph-rsid="00849391"/>
    </style:style>
    <style:style style:name="P30" style:family="paragraph" style:parent-style-name="Text_20_body">
      <style:text-properties officeooo:rsid="0089ccae" officeooo:paragraph-rsid="008bde3b"/>
    </style:style>
    <style:style style:name="P31" style:family="paragraph" style:parent-style-name="Text_20_body">
      <style:text-properties officeooo:rsid="0089ccae" officeooo:paragraph-rsid="008dbd8d"/>
    </style:style>
    <style:style style:name="P32" style:family="paragraph" style:parent-style-name="Text_20_body">
      <style:text-properties officeooo:rsid="008dbd8d" officeooo:paragraph-rsid="008dbd8d"/>
    </style:style>
    <style:style style:name="P33" style:family="paragraph" style:parent-style-name="Text_20_body">
      <style:text-properties officeooo:rsid="008df082" officeooo:paragraph-rsid="008df082"/>
    </style:style>
    <style:style style:name="P34" style:family="paragraph" style:parent-style-name="Heading_20_1" style:master-page-name="Standard">
      <style:paragraph-properties style:page-number="auto"/>
    </style:style>
    <style:style style:name="P35" style:family="paragraph" style:parent-style-name="Heading_20_1">
      <style:paragraph-properties fo:break-before="page"/>
    </style:style>
    <style:style style:name="P36" style:family="paragraph" style:parent-style-name="enum" style:list-style-name="L1"/>
    <style:style style:name="P37" style:family="paragraph" style:parent-style-name="enum" style:list-style-name="L1">
      <style:text-properties fo:font-weight="normal" style:font-weight-asian="normal" style:font-weight-complex="normal"/>
    </style:style>
    <style:style style:name="P38" style:family="paragraph" style:parent-style-name="enum" style:list-style-name="L1">
      <style:text-properties officeooo:rsid="0018e801" officeooo:paragraph-rsid="0018e801"/>
    </style:style>
    <style:style style:name="P39"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40" style:family="paragraph" style:parent-style-name="enum" style:list-style-name="L1">
      <style:text-properties fo:language="fr" fo:country="CA" style:language-asian="zh" style:country-asian="CN" style:language-complex="ar" style:country-complex="SA"/>
    </style:style>
    <style:style style:name="P41" style:family="paragraph" style:parent-style-name="question">
      <style:text-properties officeooo:paragraph-rsid="008114eb"/>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style:font-name="FreeMono1" fo:font-size="10pt" officeooo:rsid="0020f17b" style:font-size-asian="10pt" style:font-size-complex="10pt"/>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1f8064" style:font-weight-asian="bold" style:font-weight-complex="bold"/>
    </style:style>
    <style:style style:name="T7" style:family="text">
      <style:text-properties officeooo:rsid="0014d372"/>
    </style:style>
    <style:style style:name="T8" style:family="text">
      <style:text-properties officeooo:rsid="00160b81"/>
    </style:style>
    <style:style style:name="T9" style:family="text">
      <style:text-properties officeooo:rsid="001863f4"/>
    </style:style>
    <style:style style:name="T10" style:family="text">
      <style:text-properties officeooo:rsid="0019225b"/>
    </style:style>
    <style:style style:name="T11" style:family="text">
      <style:text-properties fo:font-style="normal" style:font-style-asian="normal" style:font-style-complex="normal"/>
    </style:style>
    <style:style style:name="T12" style:family="text">
      <style:text-properties fo:font-style="normal" officeooo:rsid="00219afb" style:font-style-asian="normal" style:font-style-complex="normal"/>
    </style:style>
    <style:style style:name="T13" style:family="text">
      <style:text-properties fo:font-style="normal" officeooo:rsid="0021bd2e" style:font-style-asian="normal" style:font-style-complex="normal"/>
    </style:style>
    <style:style style:name="T14" style:family="text">
      <style:text-properties fo:font-style="normal" officeooo:rsid="0025d16c" style:font-style-asian="normal" style:font-style-complex="normal"/>
    </style:style>
    <style:style style:name="T15" style:family="text">
      <style:text-properties fo:font-style="normal" officeooo:rsid="0040d212" style:font-style-asian="normal" style:font-style-complex="normal"/>
    </style:style>
    <style:style style:name="T16" style:family="text">
      <style:text-properties fo:font-style="normal" officeooo:rsid="0070e8c1" style:font-style-asian="normal" style:font-style-complex="normal"/>
    </style:style>
    <style:style style:name="T17" style:family="text">
      <style:text-properties officeooo:rsid="0024c8ae"/>
    </style:style>
    <style:style style:name="T18" style:family="text">
      <style:text-properties officeooo:rsid="00406ebb"/>
    </style:style>
    <style:style style:name="T19" style:family="text">
      <style:text-properties officeooo:rsid="004a258c"/>
    </style:style>
    <style:style style:name="T20" style:family="text">
      <style:text-properties officeooo:rsid="004e63f0"/>
    </style:style>
    <style:style style:name="T21" style:family="text">
      <style:text-properties officeooo:rsid="00529ed9"/>
    </style:style>
    <style:style style:name="T22" style:family="text">
      <style:text-properties officeooo:rsid="00554fc1"/>
    </style:style>
    <style:style style:name="T23" style:family="text">
      <style:text-properties officeooo:rsid="005ac7d2"/>
    </style:style>
    <style:style style:name="T24" style:family="text">
      <style:text-properties officeooo:rsid="006ea227"/>
    </style:style>
    <style:style style:name="T25" style:family="text">
      <style:text-properties officeooo:rsid="007ba9cf"/>
    </style:style>
    <style:style style:name="T26" style:family="text">
      <style:text-properties officeooo:rsid="0083eabc"/>
    </style:style>
    <style:style style:name="T27" style:family="text">
      <style:text-properties officeooo:rsid="00849391"/>
    </style:style>
    <style:style style:name="T28" style:family="text">
      <style:text-properties style:text-position="0% 100%" style:font-name="FreeSerif1" officeooo:rsid="008bde3b" style:font-size-asian="10.5pt" style:font-style-complex="italic" style:font-weight-complex="bold"/>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ormula">
      <style:graphic-properties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65">
      <number:fraction number:min-integer-digits="0" number:min-numerator-digits="1" loext:max-numerator-digits="1" number:min-denominator-digits="1" loext:max-denominator-value="9"/>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10">2018</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7">u</text:span>s visuels à haute fréquence. Il a entendu parler de vos connaissances approfondies en système<text:span text:style-name="T7">s</text:span> parallèle<text:span text:style-name="T7">s</text:span> et a besoin de votre aide pour concevoir une animation graphique basée sur une série de Taylor pour son protocole d'expérimentation. Un stagiaire a réalisé l'algorithme série. Or, les performances ne sont pas suffisantes pour l'expérience. <text:span text:style-name="T5">Il vous demande s'il est possible d'obtenir une meilleure performance en parallélisant cette animation</text:span>. Vous proposez de comparer la parallélisation du code avec <text:span text:style-name="T5">OpenMP</text:span> sur l'UCT d'un ordinateur à mémoire partagée de 4 processeurs à 2 fils <text:span text:style-name="T4">HyperThread</text:span> chacun et les performances obtenues avec <text:span text:style-name="T5">OpenCL</text:span> sur un processeur graphique.</text:p>
      <text:p text:style-name="Text_20_body">Avant de commencer, vous décidez d'évaluer l'effet d'erreurs de programmation courantes sur les performances d'un algorithme parallèle. Votre collègue vous suggère d'utiliser les <text:span text:style-name="T5">compteurs matériels</text:span> du processeur pour comprendre les causes exactes du comportement du système. </text:p>
      <text:p text:style-name="Heading_20_1_20_-_20_no_20_caption">Informations techniques</text:p>
      <text:list xml:id="list2479229752" text:style-name="L1">
        <text:list-item>
          <text:p text:style-name="P36">Répondez directement dans le questionnaire ODT avec LibreOffice ou OpenOffice.</text:p>
        </text:list-item>
        <text:list-item>
          <text:p text:style-name="P36">La correction se fera directement dans le document électronique <text:span text:style-name="T9">ODT.</text:span></text:p>
        </text:list-item>
        <text:list-item>
          <text:p text:style-name="P36">Le questionnaire rempli et le code doivent être remis par Moodle <text:span text:style-name="T5">dans une archive tar.gz :</text:span></text:p>
          <text:list>
            <text:list-item>
              <text:list>
                <text:list-item>
                  <text:p text:style-name="P37">Utilisez la commande « make dist » pour générer l'archive tar.gz.</text:p>
                </text:list-item>
                <text:list-item>
                  <text:p text:style-name="P37">Glissez le questionnaire rempli dans l'archive.</text:p>
                </text:list-item>
                <text:list-item>
                  <text:p text:style-name="P37">Pas de .zip, pas de .7z et pas de .tar : seulement le .tar.gz qui est généré par la commance « make dist » avec le rapport glissé à l'intérieur.</text:p>
                </text:list-item>
              </text:list>
            </text:list-item>
          </text:list>
        </text:list-item>
        <text:list-item>
          <text:p text:style-name="P36">Une seule personne de l'équipe doit effectuer la remise sur Moodle.</text:p>
        </text:list-item>
        <text:list-item>
          <text:p text:style-name="P38">Vérifiez que l'archive remise contient tous les fichiers nécessaires.</text:p>
        </text:list-item>
        <text:list-item>
          <text:p text:style-name="P36"><text:soft-page-break/>Avant la remise, faites <text:span text:style-name="technical">make clean</text:span> et supprimez les images.</text:p>
        </text:list-item>
        <text:list-item>
          <text:p text:style-name="P36">Pour obtenir les mesures de performance, compilez avec l'optimisation -O2 (valeur par défaut).</text:p>
        </text:list-item>
        <text:list-item>
          <text:p text:style-name="P39">Recommencez une expérience si vous jugez que les données sont anormales.</text:p>
        </text:list-item>
        <text:list-item>
          <text:p text:style-name="P39">Utilisez les machines du laboratoire pour obtenir vos résultats.</text:p>
        </text:list-item>
        <text:list-item>
          <text:p text:style-name="P40">10% de la note finale peut être enlevée pour la mauvaise qualité de la langue, soit 1% par faute.</text:p>
        </text:list-item>
        <text:list-item>
          <text:p text:style-name="P36"><text:span text:style-name="T1">La correction s'effectue avec l'option de compilation </text:span><text:span text:style-name="technical"><text:span text:style-name="T1">-Wall</text:span></text:span> (valeur par défaut).</text:p>
        </text:list-item>
        <text:list-item>
          <text:p text:style-name="P40">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25">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25">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5">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5">méthode d'échantillonnage</text:span>. Il serait beaucoup trop coûteux de générer une interruption pour chaque instruction exécutée.</text:p>
      <text:p text:style-name="Text_20_body">Le tableau <text:sequence-ref text:reference-format="value" text:ref-name="refTable0">1</text:sequence-ref><text:s/>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22">Description</text:p>
          </table:table-cell>
          <table:table-cell table:style-name="Tableau1.B1" office:value-type="string">
            <text:p text:style-name="P22">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text:soft-page-break/>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P26">Vous devez porter un diagnostic sur les 7 variantes des routines d'encodage du fichier <text:span text:style-name="technical">algo.c</text:span>. Utilisez la feuille de calcul <text:span text:style-name="T2">analyse-</text:span><text:span text:style-name="T3">encode</text:span><text:span text:style-name="T2">.ods</text:span> fournie pour obtenir vos résultats. <text:span text:style-name="T6">Vérifiez que les données importées dans la feuille de calcul sont correctement formatées selon la langue (0.2 vs 0,2). </text:span>Complétez le tableau <text:sequence-ref text:reference-format="value" text:ref-name="refTable1">2</text:sequence-ref><text:s/>à l'aide des résultats. Considérez les données obtenues pour 1 et 2 fils sur des processeurs physiques. <text:span text:style-name="T5">Remettez la feuille de calcul avec votre rapport</text:span>. Soyez bref<text:span text:style-name="T8">s</text:span> et précis. </text:p>
      <text:p text:style-name="Text_20_body">Les données comprennent aussi les résultats dans le cas où deux fils s'exécutent sur le même processeur simultanément, grâche à la technologie <text:span text:style-name="T4">simultaneous multithreading</text:span>, commercialisé sous le nom de <text:span text:style-name="T4">HyperThreading </text:span>par Intel. L'appel à <text:span text:style-name="T4">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23">Fonction</text:p>
            </table:table-cell>
            <table:table-cell table:style-name="Tableau2.A1" office:value-type="string">
              <text:p text:style-name="P23">Performance affectée à 1 fil?</text:p>
            </table:table-cell>
            <table:table-cell table:style-name="Tableau2.A1" office:value-type="string">
              <text:p text:style-name="P23">Mise à l'échelle affectée?</text:p>
            </table:table-cell>
            <table:table-cell table:style-name="Tableau2.A1" office:value-type="string">
              <text:p text:style-name="P23">Erreur de programmation</text:p>
            </table:table-cell>
            <table:table-cell table:style-name="Tableau2.E1" office:value-type="string">
              <text:p text:style-name="P23">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9">Non</text:p>
          </table:table-cell>
          <table:table-cell table:style-name="Tableau2.A2" office:value-type="string">
            <text:p text:style-name="P12">Non</text:p>
          </table:table-cell>
          <table:table-cell table:style-name="Tableau2.A2" office:value-type="string">
            <text:p text:style-name="P19">Le pointeur chunk est partagé par les threads. <text:span text:style-name="T24">Et ses champs ne sont pas stockés dans des variables locales.</text:span></text:p>
          </table:table-cell>
          <table:table-cell table:style-name="Tableau2.E2" office:value-type="string">
            <text:p text:style-name="P20">Le pointeur est déréférencé à chaque accès de champ, ce qui provoque le coût d’un accès cache au mieux, un accès mémoire au pire.</text:p>
          </table:table-cell>
        </table:table-row>
        <table:table-row>
          <table:table-cell table:style-name="Tableau2.A2" office:value-type="string">
            <text:p text:style-name="P4"><text:span text:style-name="technical">slow_b</text:span></text:p>
          </table:table-cell>
          <table:table-cell table:style-name="Tableau2.A2" office:value-type="string">
            <text:p text:style-name="P8">Non</text:p>
          </table:table-cell>
          <table:table-cell table:style-name="Tableau2.A2" office:value-type="string">
            <text:p text:style-name="P7">Oui</text:p>
          </table:table-cell>
          <table:table-cell table:style-name="Tableau2.A2" office:value-type="string">
            <text:p text:style-name="P6">Les deux lignes de la directive <text:span text:style-name="T4">SINGLE</text:span><text:span text:style-name="T11"> </text:span><text:span text:style-name="T15">pourraient</text:span><text:span text:style-name="T11"> être exécutées avant la section parallèle</text:span><text:span text:style-name="T14">. </text:span><text:span text:style-name="T16">De plus la barrière est inutile, puisque la directive no wait n’est pas présente</text:span><text:span text:style-name="T11">. De plus, si l'on observe la zone entre les deux barrières on se rend compte que </text:span><text:span text:style-name="T12">les fils d'exécutions vont tous travailler individuellement sur l'ensemble de la zone moins leur numéro d'identification. Le découpage de la zone de travail est donc très mauvais et </text:span><text:span text:style-name="T13">la parallélisation multiplie le travail total.</text:span></text:p>
          </table:table-cell>
          <table:table-cell table:style-name="Tableau2.E2" office:value-type="string">
            <text:p text:style-name="P13">Les fils d’exécution travaillent sur les mêmes données, <text:span text:style-name="T18">le travail global est donc augmenté</text:span>. <text:span text:style-name="T18">De plus, </text:span>la cache est invalidée fréquemment lors des écritures mémoires <text:span text:style-name="T18">sur deux cœurs différents (même si ce phénomène est réduit en utilisant deux fils sur le même cœur qui partagent la même cache).</text:span></text:p>
          </table:table-cell>
        </table:table-row>
        <table:table-row>
          <table:table-cell table:style-name="Tableau2.A2" office:value-type="string">
            <text:p text:style-name="P4"><text:span text:style-name="technical">slow_c</text:span></text:p>
          </table:table-cell>
          <table:table-cell table:style-name="Tableau2.A2" office:value-type="string">
            <text:p text:style-name="P8">Oui</text:p>
          </table:table-cell>
          <table:table-cell table:style-name="Tableau2.A2" office:value-type="string">
            <text:p text:style-name="P8">Oui</text:p>
          </table:table-cell>
          <table:table-cell table:style-name="Tableau2.A2" office:value-type="string">
            <text:p text:style-name="P5">P<text:span text:style-name="T17">robablement que d'utiliser une seule variable partagée tout au long du calcul de la somme de contrôle et de rendre chaque opération sur cette variable atomique ralentit le programme en ajoutant des opérations. Il serait plus judicieux que chaque fil d'exécution possède sa propre variable privée qu'il peut incrémenter librement puis de réaliser la somme totale après la zone parallèle.</text:span></text:p>
          </table:table-cell>
          <table:table-cell table:style-name="Tableau2.E2" office:value-type="string">
            <text:p text:style-name="P14">Une instruction atomique <text:span text:style-name="T19">ajoute un surcoût. Dans le meilleur des cas, le CPU fournit une opération atomique, sinon les verrous sont utilisés.</text:span></text:p>
          </table:table-cell>
        </table:table-row>
        <table:table-row>
          <table:table-cell table:style-name="Tableau2.A2" office:value-type="string">
            <text:p text:style-name="P4"><text:span text:style-name="technical">slow_d</text:span></text:p>
          </table:table-cell>
          <table:table-cell table:style-name="Tableau2.A2" office:value-type="string">
            <text:p text:style-name="P8">Oui</text:p>
          </table:table-cell>
          <table:table-cell table:style-name="Tableau2.A2" office:value-type="string">
            <text:p text:style-name="P8">Oui</text:p>
          </table:table-cell>
          <table:table-cell table:style-name="Tableau2.A2" office:value-type="string">
            <text:p text:style-name="P15">Même raison que slow_c.</text:p>
          </table:table-cell>
          <table:table-cell table:style-name="Tableau2.E2" office:value-type="string">
            <text:p text:style-name="P15">L’utilisation d’<text:span text:style-name="T20">une section critique est implémentée par des verrous. La prise de verrou et leur relâche engendre un coût supplémentaire.</text:span></text:p>
          </table:table-cell>
        </table:table-row>
        <text:soft-page-break/>
        <table:table-row>
          <table:table-cell table:style-name="Tableau2.A2" office:value-type="string">
            <text:p text:style-name="P4"><text:span text:style-name="technical">slow_e</text:span></text:p>
          </table:table-cell>
          <table:table-cell table:style-name="Tableau2.A2" office:value-type="string">
            <text:p text:style-name="P11">Oui</text:p>
          </table:table-cell>
          <table:table-cell table:style-name="Tableau2.A2" office:value-type="string">
            <text:p text:style-name="P11">Non</text:p>
          </table:table-cell>
          <table:table-cell table:style-name="Tableau2.A2" office:value-type="string">
            <text:p text:style-name="P16">L’accès à la mémoire est faite dans un ordre qui ne facilite pas <text:span text:style-name="T21">l’utilisation de la cache (l’indice i devrait varier dans la boucle la plus imbriquée).</text:span></text:p>
          </table:table-cell>
          <table:table-cell table:style-name="Tableau2.E2" office:value-type="string">
            <text:p text:style-name="P17">En parcourant le vecteur de cette façon, la localité spatiale n’est pas prise en compte et génère des fautes de cache. Ceci est vérifié par les résultats de performance qui montre un fort taux de faute de cache, <text:span text:style-name="T22">mais diminué lors de l’exécution sur un seul cœur (les deux fils virtuels utilisent la même cache).</text:span></text:p>
          </table:table-cell>
        </table:table-row>
        <table:table-row>
          <table:table-cell table:style-name="Tableau2.A2" office:value-type="string">
            <text:p text:style-name="P4"><text:span text:style-name="technical">slow_f</text:span></text:p>
          </table:table-cell>
          <table:table-cell table:style-name="Tableau2.A2" office:value-type="string">
            <text:p text:style-name="P8">Non</text:p>
          </table:table-cell>
          <table:table-cell table:style-name="Tableau2.A2" office:value-type="string">
            <text:p text:style-name="P10">Non</text:p>
          </table:table-cell>
          <table:table-cell table:style-name="Tableau2.A2" office:value-type="string">
            <text:p text:style-name="P18">Le <text:span text:style-name="T23">calcul n’est pas divisé de manière équitable (calcul des indices start et end).</text:span></text:p>
          </table:table-cell>
          <table:table-cell table:style-name="Tableau2.E2" office:value-type="string">
            <text:p text:style-name="P21">Un thread travaillera sur une plus grande partie des données qu’un autr<text:span text:style-name="T25">e.</text:span></text:p>
          </table:table-cell>
        </table:table-row>
      </table:table>
      <text:p text:style-name="Table">Tableau <text:sequence text:ref-name="refTable1" text:name="Table" text:formula="ooow:Table+1" style:num-format="1">2</text:sequence>: Analyse des problèmes de performance</text:p>
      <text:p text:style-name="Text_20_body"/>
      <text:h text:style-name="P34"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89449045" text:style-name="L2">
        <text:list-item>
          <text:p text:style-name="P28">q : quitter</text:p>
        </text:list-item>
        <text:list-item>
          <text:p text:style-name="P28">1 : utiliser la librairie série</text:p>
        </text:list-item>
        <text:list-item>
          <text:p text:style-name="P28">2 : utiliser la librairie OpenMP à 8 fils</text:p>
        </text:list-item>
        <text:list-item>
          <text:p text:style-name="P28">3 : utiliser la librairie OpenCL</text:p>
        </text:list-item>
        <text:list-item>
          <text:p text:style-name="P28">Espace : activer ou désactiver l'affichage</text:p>
        </text:list-item>
      </text:list>
      <text:p text:style-name="P24">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P41"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text:h>
            <text:p text:style-name="P33">Il a été décidé de créer une nouvelle structure de données contenant les informations nécessaires au calcul mais ne possédant aucun pointeur. </text:p>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text:soft-page-break/>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27">./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27">./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ext:p text:style-name="P29">On remarque que les temps de démarrage (et donc les surcoûts) sont cohérents par rapport aux techniques utilisées. En effet, puisque l’on manipule des images de taille 1 par 1, la création de threads dans un cas et la communication avec le GPU dans l’autre, sont plus coûteux que l’utilisation de l’algorithme en série. <text:span text:style-name="T26">Cela se traduit par des surcoûts au démarrage de 6 pour l’utilisation de 8 threads et de 24 pour l’initialisation du GPU. De plus, on remarque que le surcoût introduit par le démarrage de 8 threads est bien inférieur au surcoût du démarrage GPU.</text:span></text:p>
            <text:p text:style-name="P29"><text:s/><text:span text:style-name="T27">Au sujet des débits, les accélérations obtenues sont cohérentes quant aux technologies utilisées. On remarque cependant que l’accélération mesurée pour une exécution de l’algorithme en utilisant 8 threads n’est pas linéaire. En utilisant </text:span><text:soft-page-break/><text:span text:style-name="T27">la loi d’Amdahl on calcule que la fraction du code parallélisable est de 87%. De plus, l’utilisation du GPU octroie de bien meilleures performances que l’utilisation d’OpenMP (débit 140 supérieur).</text:span></text:p>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2" office:value-type="float" office:value="0">
            <text:h text:style-name="question" text:outline-level="2">À partir de quelle superficie d'image vaut-il mieux utiliser OpenCL et la carte graphique à la place du processeur avec OpenMP à 8 fils?</text:h>
            <text:p text:style-name="P31">D’après les résultats obtenus, ll est nécessaire de résoudre l’équation suivante :</text:p>
            <text:p text:style-name="P31"><text:span text:style-name="T28"><draw:frame draw:style-name="fr2" draw:name="Objet1" text:anchor-type="as-char" svg:width="8.543cm" svg:height="0.998cm" draw:z-index="1"><draw:object xlink:href="./Object 1" xlink:type="simple" xlink:show="embed" xlink:actuate="onLoad"/><draw:image xlink:href="./ObjectReplacements/Object 1" xlink:type="simple" xlink:show="embed" xlink:actuate="onLoad"/></draw:frame></text:span></text:p>
            <text:p text:style-name="P31"><text:span text:style-name="T28"/></text:p>
            <text:p text:style-name="P30"><text:span text:style-name="T28"/></text:p>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ext:p text:style-name="P32">OpenCL sera préférable lorsque le programme à paralléliser possède peu d’indirections et que tous les éléments nécessaires au calcul peuvent facilement être transmis au GPU. En revanche, si le programme peut nécessiter des accès en RAM fréquents, </text:p>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35"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9</text:page-number>/<text:page-count>9</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21H4M42S</meta:editing-duration>
    <meta:editing-cycles>501</meta:editing-cycles>
    <meta:generator>LibreOffice/6.0.6.1$Linux_X86_64 LibreOffice_project/00$Build-1</meta:generator>
    <dc:date>2018-11-08T18:02:01.592425212</dc:date>
    <meta:document-statistic meta:table-count="9" meta:image-count="0" meta:object-count="1" meta:page-count="9" meta:paragraph-count="142" meta:word-count="2295" meta:character-count="14355" meta:non-whitespace-character-count="12218"/>
  </office:meta>
</office:document-meta>
</file>

<file path=Object 1/content.xml><?xml version="1.0" encoding="utf-8"?>
<math xmlns="http://www.w3.org/1998/Math/MathML" display="block">
  <semantics>
    <mrow>
      <mrow>
        <mrow>
          <mn>14,717</mn>
          <mo stretchy="false">∗</mo>
          <mn>10</mn>
        </mrow>
        <mo stretchy="false">−</mo>
        <mn>6</mn>
        <mo stretchy="false">+</mo>
        <mfrac>
          <mi>x</mi>
          <mn>0,880</mn>
        </mfrac>
      </mrow>
      <mo stretchy="false">=</mo>
      <mrow>
        <mrow>
          <mn>55,388</mn>
          <mo stretchy="false">∗</mo>
          <mn>10</mn>
        </mrow>
        <mo stretchy="false">−</mo>
        <mn>6</mn>
        <mo stretchy="false">+</mo>
        <mfrac>
          <mi>x</mi>
          <mn>123,580</mn>
        </mfrac>
      </mrow>
    </mrow>
    <annotation encoding="StarMath 5.0">14,717*10-6 + {x} over {0,880} = 55,388*10-6  + {x} over {123,580}</annotation>
  </semantics>
</math>
</file>